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sans-serif" svg:font-family="sans-serif"/>
    <style:font-face style:name="Monaco_Linux" svg:font-family="Monaco_Linux" style:font-adornments="Regular"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P1" style:family="paragraph" style:parent-style-name="eNagłówek1">
      <style:text-properties fo:font-style="normal" fo:font-weight="normal" style:font-style-asian="normal" style:font-weight-asian="normal" style:font-style-complex="normal" style:font-weight-complex="normal"/>
    </style:style>
    <style:style style:name="P2" style:family="paragraph" style:parent-style-name="eTekst1">
      <style:paragraph-properties fo:margin-left="0.019cm" fo:margin-right="0cm" fo:margin-top="0cm" fo:margin-bottom="0cm" fo:line-height="0.6cm" fo:text-indent="1.101cm" style:auto-text-indent="false" style:shadow="none"/>
      <style:text-properties fo:font-style="normal" fo:font-weight="normal" style:font-style-asian="normal" style:font-weight-asian="normal" style:font-style-complex="normal" style:font-weight-complex="normal"/>
    </style:style>
    <style:style style:name="P3" style:family="paragraph" style:parent-style-name="eTekst1">
      <style:paragraph-properties fo:margin-left="0.019cm" fo:margin-right="0cm" fo:margin-top="0cm" fo:margin-bottom="0cm" fo:line-height="0.6cm" fo:text-indent="1.101cm" style:auto-text-indent="false" style:shadow="none"/>
      <style:text-properties fo:font-style="normal" fo:font-weight="normal" style:font-style-asian="normal" style:font-weight-asian="normal" style:font-style-complex="normal" style:font-weight-complex="normal"/>
    </style:style>
    <style:style style:name="P4" style:family="paragraph" style:parent-style-name="eTekst1" style:master-page-name="">
      <style:paragraph-properties fo:margin-left="0.019cm" fo:margin-right="0cm" fo:margin-top="0cm" fo:margin-bottom="0cm" fo:line-height="0.6cm" fo:text-indent="1.101cm" style:auto-text-indent="false" style:page-number="auto" style:shadow="none"/>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style:font-style-asian="italic" style:font-style-complex="italic"/>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fo:font-variant="normal" fo:text-transform="none" fo:color="#0645ad" style:text-line-through-style="none" style:font-name="sans-serif" fo:font-size="9.75pt" fo:letter-spacing="normal" fo:font-style="normal" style:text-underline-style="none" fo:font-weight="normal" style:text-blinking="false"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likacja webowa.<text:line-break/>Funkcjonalność i bezpieczeństwo.</text:p>
      <text:p text:style-name="P1"/>
      <text:p text:style-name="P4"><text:span text:style-name="T3">Aplikacja webowa (sieciowa) w erze Web2.0 jest zupełnie innym tworem niż statyczna „witryna” internetowa. Mimo udostępnienia webowych baz danych poprzez wprowadzenie i ciągły rozwój takich technologii jak </text:span><text:span text:style-name="T1">PHP</text:span><text:span text:style-name="T3">, </text:span><text:span text:style-name="T1">asp.net</text:span><text:span text:style-name="T3">, </text:span><text:span text:style-name="T1">Python Django</text:span><text:span text:style-name="T3"> i </text:span><text:span text:style-name="T1">Ruby on Rails</text:span><text:span text:style-name="T3">, wciąż najważniejszym narzędziem w budowaniu czy to statycznych dokumentów, czy rozbudowanych, interaktywnych aplikacji, jest język znaczników </text:span><text:span text:style-name="T1">HTML</text:span><text:span text:style-name="T3">, oparty na omawianej wcześniej technologii hipertekstowej; podstawowym protokołem komunikacji serwera z maszyną kliencką jest HTTP, a programem klienckim jest przeglądarka internetowa. Bazą wyjściową wszystkich tych technologii i frameworków sieciowych jest relacyjna baza danych typu SQL, stanowiąca serce aplikacji.</text:span></text:p>
      <text:p text:style-name="eKod"/>
      <text:p text:style-name="P2">Wraz z ewolucją dokumentów do aplikacji rosło zagrożenie ze strony internetu dla przeglądarki, a przez nią – dla systemu operacyjnego użytkownika. Zagrożenie istniało też po drugiej stronie: w postaci użytkowników internetu szukających nieuprawnionego dostępu do danych poufnych – hakerów. Pierwszym „naturalnym odruchem” w ewolucji aplikacji webowych było stworzenie narzędzi do autoryzacji i autentykacji użytkownika. Protokół HTTP udostępnia dwa podstawowe rodzaje „żądań” jakie przeglądarka może wysyłać do serwera: GET - służące do pobierania danych z serwera wysyłane jest w celu pobrania każdego składnika dokumentu HTML, w tym pobrania samego dokumentu i zawartych w nim obrazów, oraz POST – używanie kiedy kliencka przeglądarka wysyła dane (w postaci parametrów HTTP) do serwera.</text:p>
      <text:p text:style-name="P2">Teoretycznie żądanie POST nie podlega żadnym ograniczeniom; jest to łańcuch znaków wysyłany do serwera, który otrzymane dane parsuje i wykonuje na nich zadane operacje. Ta swoboda w dobieraniu parametrów oznacza jednak, że w praktyce poświęca się POSTowi wiele uwagi i programuje się serwer tak, by rozpoznawał i odrzucał szkodliwe parametry-tokeny, zanim przejdzie do wykonywania jakichkolwiek akcji na bazie danych. W ten sposób serwer broni się przed atakami iniekcyjnymi, wśród nich przed bardzo popularnymi, acz prymitywnymi atakami SQL Injection, które polegają na podaniu jako parametru fragmentu zapytania do bazy SQL do której serwer ma dostęp. Jeżeli warstwa aplikacyjna serwera nie potrafi rozpoznać zagrożenia i odrzucić takiego parametru, możliwe jest pośrednie wydawanie poleceń bazie danych, uzyskiwanie dostępu do danych wrażliwych, jak również usuwanie danych i modyfikowanie całych struktur bazy.</text:p>
      <text:p text:style-name="P2">Wraz z rozwojem technologii przeglądarkowych pojawił się język Javascript, w skrócie zwany po prostu JS. Został stworzony jako ECMAScript przez programistę Brendana Eicha pod koniec 1995 r. przeszedł drobne zmiany i jako nowa implementacja, pod nową nazwą, został wprowadzony przez firmę Netscape w ich przeglądarkach w roku <text:soft-page-break/>1996. Również wtedy opracowano pierwszy standard DOM, technologii która umożliwia językowi Javascript manipulowanie obiektami składowymi (elementami) dokumentu html w przeglądarce użytkownika w czasie rzeczywistym. Javascript to interpretowany język obiektowy, o dynamicznym typowaniu, który jako „zasób” dokumentu html importowany jest przez przeglądarkę w postaci pełnych skryptów w odpowiedzi na żądanie GET. Umożliwia autorom aplikacji tworzenie bardziej dynamicznych efektów i zachowań dokumentu html, uzyskując dostęp do przeglądarki klienckiej i traktując ją jako swoje środowisko. Może też być dodatkowym narzędziem do komunikacji klienta z serwerem – co prawda jego działanie również opiera się na żądaniach GET i POST, ale żądania te mogą być wysyłane w odpowiedzi na niemal dowolną akcję użytkownika przeglądarki, a nie tylko wywołanie hipertekstowego linku, jak to ma miejsce w statycznym dokumencie html.</text:p>
      <text:p text:style-name="P2"/>
      <text:p text:style-name="eKod">&lt;obraz ilustrujący zależnosć dokumentu html, przeglądarki i DOM&gt;</text:p>
      <text:p text:style-name="eKod"/>
      <text:p text:style-name="eTekst1">W 2000 r. JavaScript jako narzędzie webdeveloperskie pojawił się w nowym wcieleniu: technologia AJAX sprawiła, że JavaScript mógł wysyłać żądania do serwera i odbierać jego odpowiedzi asynchronicznie, czyli niezależnie od żądań POST/GET wysyłanych przez użytkownika z poziomu głównego dokumentu html. W praktyce każdy element dokumentu może komunikować się z serwerem dwustronnie, bez potrzeby korzystania z html-owych formularzy gdy coś wysyła i bez potrzeby odświeżania całego dokumentu, gdy coś odbiera.</text:p>
      <text:p text:style-name="eTekst1"/>
      <text:p text:style-name="eKod">&lt;obraz ilustrujący schemat działania AJAX&gt;</text:p>
      <text:p text:style-name="eKod"/>
      <text:p text:style-name="eTekst1">Pojawienie się AJAXa umożliwiło autorom budowanie aplikacji w pełni interaktywnych, zadziwiających dynamiką i ilością elementów które można obsłużyć „pozostając na tej samej stronie”, czy – jak nazwalibyśmy to już zgodnie z terminologią ery <text:s/>Web2.0 – „pozostając w tym samym widoku”. Jest oczywiście druga strona medalu takiego rozwiązania – nowy sposób pisania i obsługiwania aplikacji wymusił budowę szybszych i silniejszych serwerów, ponieważ ogromnie wzrosła ilość żądań wysyłanych przez takie aplikacje. Logicznym następstwem zwiększenia ilości połączeń klient-serwer jest wzrost zagrożenia jakie niesie ze sobą niezabezpieczenie tej komunikacji.</text:p>
      <text:p text:style-name="eTekst1">Kwestie bezpieczeństwa potraktuję szerzej w rozdziale o podstawach praktycznego bezpieczeństwa przykładowej aplikacji.</text:p>
      <text:p text:style-name="eTekst1"/>
      <text:p text:style-name="eTekst1">Kiedy w 1995 roku powstał język PHP, pierwsze narzędzie do tworzenia aplikacji internetowych godnych miana Web2.0, historia webowych narzędzi dopiero się rozpoczynała. W 2002 roku Microsoft wprowadził na internetowy rynek swoje rozwiązanie: <text:span text:style-name="T2">ASP.NET</text:span>, część większego frameworka <text:span text:style-name="T2">.NET</text:span> (wymawiane: „<text:span text:style-name="T2">dot-net</text:span>”), kompletne narzędzie programistyczne, oparte na uzupełniających się wzajemnie językach, <text:soft-page-break/>sprawdzonym i zaufanym <text:span text:style-name="T2">Visual Basic </text:span><text:span text:style-name="T4">oraz nowoczesnym</text:span> <text:span text:style-name="T2">C#</text:span> (czytane „<text:span text:style-name="T2">C sharp</text:span>”).</text:p>
      <text:p text:style-name="eTekst1">Dla niniejszej pracy najważniejszą technologią jest powstała w 2004 roku platforma <text:span text:style-name="T2">Ruby on Rails</text:span><text:span text:style-name="T4">, autorstwa duńskiego programisty Davida Heinemeiera Hanssona. Hansson jako podstawę swojego rozwiązania wykorzystał interpretowany język obiektowy </text:span><text:span text:style-name="T2">Ruby</text:span><text:span text:style-name="T4">. Hansson wcale nie próbował stworzyć nowej technologii, a zaledwie napisać jedną aplikację na własny użytek; doszedł jednak do wniosku, że zastosowanie </text:span><text:span text:style-name="T2">Ruby</text:span><text:span text:style-name="T4"> sprawiło, że aplikację rozwija się bardzo szybko i przyjemnie, twierdził, że pisanie kolejnych narzędzi ułatwiających dalszą pracę po prostu sprawiało radość</text:span><text:span text:style-name="T4"><text:note text:id="ftn0" text:note-class="footnote"><text:note-citation>1</text:note-citation><text:note-body><text:p text:style-name="Footnote">Wywiad z Davidem Heinemeierem Hanssonem: http://bigthink.com/ideas/21596</text:p></text:note-body></text:note></text:span><text:span text:style-name="T4">, przejrzystość kodu umożliwiała łatwe tworzenie dokumentacji. Z tego powodu Hansson zdecydował się na udostępnienie swojego rozwiązania w internecie pod nazwą </text:span><text:span text:style-name="T2">Ruby on Rails</text:span><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sans-serif" svg:font-family="sans-serif"/>
    <style:font-face style:name="Monaco_Linux" svg:font-family="Monaco_Linux" style:font-adornments="Regular"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eTekst1" style:family="paragraph" style:parent-style-name="Standard" style:auto-update="true" style:class="text" style:master-page-name="">
      <style:paragraph-properties fo:margin-left="0.019cm" fo:margin-right="0cm" fo:margin-top="0cm" fo:margin-bottom="0cm" fo:line-height="0.6cm" fo:text-align="start" style:justify-single-word="false" fo:text-indent="1.101cm" style:auto-text-indent="false" style:page-number="auto" style:shadow="none"/>
      <style:text-properties style:font-name="Times New Roman1" fo:font-size="12pt" style:font-size-asian="10.5pt"/>
    </style:style>
    <style:style style:name="eNagłówek1" style:family="paragraph" style:parent-style-name="Header" style:class="text" style:master-page-name="">
      <style:paragraph-properties fo:text-align="center" style:justify-single-word="false" style:page-number="auto"/>
      <style:text-properties fo:font-size="14pt" fo:font-weight="bold"/>
    </style:style>
    <style:style style:name="eTekst2" style:family="paragraph" style:parent-style-name="eTekst1" style:master-page-name="">
      <style:paragraph-properties fo:margin-left="0cm" fo:margin-right="0cm" fo:margin-top="0cm" fo:margin-bottom="0cm" fo:text-align="end" style:justify-single-word="false" fo:text-indent="0cm" style:auto-text-indent="false" style:page-number="auto"/>
      <style:text-properties fo:font-size="9pt" style:font-size-asian="10.5pt"/>
    </style:style>
    <style:style style:name="Footnote" style:family="paragraph" style:parent-style-name="Standard" style:auto-update="true" style:class="extra" style:master-page-name="">
      <style:paragraph-properties fo:margin-left="0.499cm" fo:margin-right="0cm" fo:margin-top="0.101cm" fo:margin-bottom="0.101cm" fo:text-indent="-0.499cm" style:auto-text-indent="false" style:page-number="auto" text:number-lines="false" text:line-number="0"/>
      <style:text-properties style:font-name="Trebuchet MS" fo:font-size="8pt" style:font-size-asian="10pt" style:font-size-complex="10pt"/>
    </style:style>
    <style:style style:name="eLista1" style:family="paragraph" style:parent-style-name="eTekst1" style:class="list" style:master-page-name="">
      <style:paragraph-properties fo:margin-top="0cm" fo:margin-bottom="0cm"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Tahoma" style:font-size-complex="14pt"/>
    </style:style>
    <style:style style:name="Heading_20_1" style:display-name="Heading 1" style:family="paragraph" style:parent-style-name="Header" style:next-style-name="Text_20_body" style:default-outline-level="1" style:list-style-name="" style:class="text">
      <style:text-properties style:font-name="Times New Roman" fo:font-size="24pt" fo:font-weight="bold" style:font-name-asian="DejaVu Sans" style:font-size-asian="24pt" style:font-weight-asian="bold" style:font-name-complex="Tahoma" style:font-size-complex="24pt"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001cm" style:type="center"/>
          <style:tab-stop style:position="18.002cm" style:type="right"/>
        </style:tab-stops>
      </style:paragraph-properties>
      <style:text-properties style:font-name="DejaVu Sans Mono" fo:font-size="10pt" style:font-size-asian="10.5pt"/>
    </style:style>
    <style:style style:name="eKod" style:family="paragraph" style:parent-style-name="eTekst1">
      <style:text-properties style:font-name="Monaco_Linux" fo:font-size="10pt"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88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0.91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text:page-number>/<text:page-count>3</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kub Żuchowski</meta:initial-creator>
    <meta:creation-date>2011-03-14T20:23:32</meta:creation-date>
    <dc:date>2011-09-18T20:50:26</dc:date>
    <dc:creator>Jakub Żuchowski</dc:creator>
    <meta:editing-duration>P6DT20H12M44S</meta:editing-duration>
    <meta:editing-cycles>226</meta:editing-cycles>
    <meta:generator>LibreOffice/3.3$Linux LibreOffice_project/330m19$Build-202</meta:generator>
    <meta:document-statistic meta:table-count="0" meta:image-count="0" meta:object-count="0" meta:page-count="3" meta:paragraph-count="14" meta:word-count="852" meta:character-count="6371"/>
  </office:meta>
</office:document-meta>
</file>